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07cm" fo:min-width="6.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09cm" fo:min-width="5.92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807cm" fo:min-width="6.996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6cm" svg:height="1.057cm" svg:x="7.442cm" svg:y="3.222cm">
          <text:p text:style-name="P1">Grundmen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4cm" svg:height="1.059cm" svg:x="1.317cm" svg:y="6.396cm">
          <text:p text:style-name="P1">Teilmenge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4cm" svg:height="1.059cm" svg:x="14.166cm" svg:y="6.396cm">
          <text:p text:style-name="P1">Teilmenge 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53cm" svg:y1="5.339cm" svg:x2="4.529cm" svg:y2="5.339cm">
          <text:p/>
        </draw:line>
        <draw:line draw:style-name="gr3" draw:text-style-name="P2" draw:layer="layout" svg:x1="17.378cm" svg:y1="5.339cm" svg:x2="10.954cm" svg:y2="5.339cm">
          <text:p/>
        </draw:line>
        <draw:line draw:style-name="gr4" draw:text-style-name="P2" draw:layer="layout" svg:x1="4.529cm" svg:y1="5.339cm" svg:x2="4.529cm" svg:y2="6.397cm">
          <text:p/>
        </draw:line>
        <draw:line draw:style-name="gr5" draw:text-style-name="P2" draw:layer="layout" svg:x1="17.378cm" svg:y1="5.339cm" svg:x2="17.378cm" svg:y2="6.397cm">
          <text:p/>
        </draw:line>
        <draw:line draw:style-name="gr6" draw:text-style-name="P2" draw:layer="layout" svg:x1="10.954cm" svg:y1="5.339cm" svg:x2="10.954cm" svg:y2="6.397cm">
          <text:p/>
        </draw:line>
        <draw:custom-shape draw:style-name="gr7" draw:text-style-name="P1" draw:layer="layout" svg:width="0.533cm" svg:height="0.352cm" svg:x="9.627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5cm" svg:height="0.352cm" svg:x="10.697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5cm" svg:height="0.352cm" svg:x="11.76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54cm" svg:y1="4.28cm" svg:x2="10.954cm" svg:y2="5.339cm">
          <text:p/>
        </draw:line>
        <draw:custom-shape draw:style-name="gr2" draw:text-style-name="P1" draw:layer="layout" svg:width="6.424cm" svg:height="1.059cm" svg:x="1.317cm" svg:y="8.514cm">
          <text:p text:style-name="P1">Model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4cm" svg:height="1.059cm" svg:x="14.166cm" svg:y="8.514cm">
          <text:p text:style-name="P1">Model 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529cm" svg:y1="7.456cm" svg:x2="4.529cm" svg:y2="8.514cm">
          <text:p/>
        </draw:line>
        <draw:line draw:style-name="gr9" draw:text-style-name="P2" draw:layer="layout" svg:x1="17.378cm" svg:y1="7.456cm" svg:x2="17.378cm" svg:y2="8.514cm">
          <text:p/>
        </draw:line>
        <draw:line draw:style-name="gr8" draw:text-style-name="P2" draw:layer="layout" svg:x1="10.954cm" svg:y1="7.456cm" svg:x2="10.954cm" svg:y2="8.514cm">
          <text:p/>
        </draw:line>
        <draw:custom-shape draw:style-name="gr7" draw:text-style-name="P1" draw:layer="layout" svg:width="0.533cm" svg:height="0.352cm" svg:x="9.62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5cm" svg:height="0.352cm" svg:x="10.69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5cm" svg:height="0.352cm" svg:x="11.768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529cm" svg:y1="9.572cm" svg:x2="4.529cm" svg:y2="10.63cm">
          <text:p/>
        </draw:line>
        <draw:line draw:style-name="gr3" draw:text-style-name="P2" draw:layer="layout" svg:x1="10.954cm" svg:y1="9.572cm" svg:x2="10.954cm" svg:y2="10.63cm">
          <text:p/>
        </draw:line>
        <draw:line draw:style-name="gr3" draw:text-style-name="P2" draw:layer="layout" svg:x1="17.378cm" svg:y1="9.572cm" svg:x2="17.378cm" svg:y2="10.63cm">
          <text:p/>
        </draw:line>
        <draw:line draw:style-name="gr3" draw:text-style-name="P2" draw:layer="layout" svg:x1="4.529cm" svg:y1="10.63cm" svg:x2="17.378cm" svg:y2="10.63cm">
          <text:p/>
        </draw:line>
        <draw:custom-shape draw:style-name="gr10" draw:text-style-name="P1" draw:layer="layout" svg:width="7.496cm" svg:height="1.057cm" svg:x="7.205cm" svg:y="11.69cm">
          <text:p text:style-name="P1">Klassifizierung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.954cm" svg:y1="10.63cm" svg:x2="10.954cm" svg:y2="11.6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0:55:00.102266703</meta:creation-date>
    <dc:date>2020-12-06T11:09:04.823507623</dc:date>
    <meta:editing-duration>PT4M51S</meta:editing-duration>
    <meta:editing-cycles>2</meta:editing-cycles>
    <meta:generator>LibreOffice/7.0.3.1$Linux_X86_64 LibreOffice_project/00$Build-1</meta:generator>
    <meta:document-statistic meta:object-count="26"/>
  </office:meta>
</office:document-meta>
</file>